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68F6C637001CD4988F.pdf" manifest:media-type="application/pdf"/>
  <manifest:file-entry manifest:full-path="Pictures/100010580000879200001508D21A14F0A9096EB5.svg" manifest:media-type="image/svg+xml"/>
  <manifest:file-entry manifest:full-path="Pictures/1000000000000280000001689B773A4857D831FE.png" manifest:media-type="image/png"/>
  <manifest:file-entry manifest:full-path="Pictures/1000020100000520000000CCA417CD67339744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T-AM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GPS Tracke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blemstill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otivation</text:p>
              </text:list-item>
              <text:list-item>
                <text:p>Formål</text:p>
              </text:list-item>
              <text:list-item>
                <text:p>Forudsete problem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sign &amp; Demo</text:p>
          </draw:text-box>
        </draw:frame>
        <draw:frame draw:style-name="gr2" draw:text-style-name="P2" draw:layer="layout" svg:width="16.238cm" svg:height="9.134cm" svg:x="5.881cm" svg:y="3.8cm" presentation:class="graphic">
          <draw:image xlink:href="Pictures/100000000000028000000168F6C637001CD4988F.pdf" xlink:type="simple" xlink:show="embed" xlink:actuate="onLoad">
            <text:p/>
          </draw:image>
          <draw:image xlink:href="Pictures/1000000000000280000001689B773A4857D831F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417CD6733974423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2:40:39.585180308</meta:creation-date>
    <meta:editing-duration>PT12M29S</meta:editing-duration>
    <meta:editing-cycles>3</meta:editing-cycles>
    <meta:generator>LibreOffice/6.0.4.2$Linux_X86_64 LibreOffice_project/00m0$Build-2</meta:generator>
    <dc:title>Bright Blue</dc:title>
    <dc:date>2018-06-19T12:53:08.947884170</dc:date>
    <meta:document-statistic meta:object-count="34"/>
  </office:meta>
</office:document-meta>
</file>